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14D69F58.svm" manifest:media-type=""/>
  <manifest:file-entry manifest:full-path="Pictures/20000001000000D400000103D65A644B.svm" manifest:media-type=""/>
  <manifest:file-entry manifest:full-path="Pictures/200000010000010F000000F2CD2953B9.svm" manifest:media-type=""/>
  <manifest:file-entry manifest:full-path="Pictures/20000002000000E9000000A76592A8B4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XB Tabriz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XB Tabriz"/>
    </style:style>
    <style:style style:name="T3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606cm" svg:height="3.301cm" svg:x="2.73cm" svg:y="0.607cm">
          <draw:image xlink:href="Pictures/20000002000000E9000000A76592A8B4.eps" xlink:type="simple" xlink:show="embed" xlink:actuate="onLoad">
            <text:p/>
          </draw:image>
          <draw:glue-point draw:id="4" svg:x="3.814cm" svg:y="-2.635cm"/>
        </draw:frame>
        <draw:frame draw:style-name="gr2" draw:text-style-name="P2" draw:layer="layout" svg:width="0.869cm" svg:height="0.916cm" svg:x="0.334cm" svg:y="0.88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2cm" svg:height="0.916cm" svg:x="0.297cm" svg:y="2.759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3" draw:text-style-name="P1" draw:layer="layout" svg:width="0.324cm" svg:height="0.289cm" svg:x="7.073cm" svg:y="0.716cm">
          <draw:image xlink:href="Pictures/200000010000010F000000F2CD2953B9.svm" xlink:type="simple" xlink:show="embed" xlink:actuate="onLoad">
            <text:p/>
          </draw:image>
        </draw:frame>
        <draw:frame draw:style-name="gr3" draw:text-style-name="P1" draw:layer="layout" svg:width="0.324cm" svg:height="0.289cm" svg:x="7.073cm" svg:y="3.547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7.109cm" svg:y="1.687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253cm" svg:height="0.31cm" svg:x="7.109cm" svg:y="2.61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5.89cm" svg:y="1.233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04cm" svg:height="0.31cm" svg:x="5.89cm" svg:y="3.12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3.891cm" svg:y="0.716cm">
          <draw:image xlink:href="Pictures/200000010000010F000000F2CD2953B9.svm" xlink:type="simple" xlink:show="embed" xlink:actuate="onLoad">
            <text:p/>
          </draw:image>
        </draw:frame>
        <draw:frame draw:style-name="gr3" draw:text-style-name="P1" draw:layer="layout" svg:width="0.324cm" svg:height="0.289cm" svg:x="3.891cm" svg:y="3.547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3.927cm" svg:y="1.687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253cm" svg:height="0.31cm" svg:x="3.927cm" svg:y="2.61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2.708cm" svg:y="1.215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04cm" svg:height="0.31cm" svg:x="2.708cm" svg:y="3.102cm">
          <draw:image xlink:href="Pictures/20000001000000FE0000010314D69F58.svm" xlink:type="simple" xlink:show="embed" xlink:actuate="onLoad">
            <text:p/>
          </draw:image>
        </draw:frame>
        <draw:frame draw:style-name="gr2" draw:text-style-name="P4" xml:id="id1" draw:id="id1" draw:layer="layout" svg:width="2.445cm" svg:height="2.639cm" svg:x="8.547cm" svg:y="0.57cm">
          <draw:text-box>
            <text:p text:style-name="P4"><text:span text:style-name="T3">گھٹاتے ماسفیٹ</text:span></text:p>
            <text:p text:style-name="P4"><text:span text:style-name="T3"><text:s/></text:span><text:span text:style-name="T3">کی علامت میں</text:span></text:p>
            <text:p text:style-name="P4"><text:span text:style-name="T3"><text:s/></text:span><text:span text:style-name="T3">راہ کو موٹی لکیر</text:span></text:p>
            <text:p text:style-name="P4"><text:span text:style-name="T3"><text:s/></text:span><text:span text:style-name="T3">سے ظاہر کیا جاتا ہے</text:span></text:p>
          </draw:text-box>
        </draw:frame>
        <draw:connector draw:style-name="gr6" draw:text-style-name="P1" draw:layer="layout" draw:type="curve" svg:x1="8.547cm" svg:y1="1.889cm" svg:x2="6.789cm" svg:y2="1.388cm" draw:start-shape="id1" draw:start-glue-point="3" draw:end-shape="id2" draw:end-glue-point="4" svg:d="M8547 1889c-907 0-29-501-1758-501" svg:viewBox="0 0 1759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6T16:58:21</meta:creation-date>
    <meta:editing-duration>PT30M45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6:33:07.528311500</dc:date>
    <meta:document-statistic meta:object-count="17"/>
    <meta:template xlink:type="simple" xlink:actuate="onRequest" xlink:title="kkkFigures" xlink:href="../../../../../.libreoffice/3/user/template/kkkFigures.otg" meta:date="2014-07-26T16:58:21"/>
  </office:meta>
</office:document-meta>
</file>